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22484689413823" calcext:value-type="float">
            <text:p>-0.0122484689413823</text:p>
          </table:table-cell>
        </table:table-row>
        <table:table-row table:style-name="ro1">
          <table:table-cell office:value-type="float" office:value="-0.0122484689413823" calcext:value-type="float">
            <text:p>-0.0122484689413823</text:p>
          </table:table-cell>
        </table:table-row>
        <table:table-row table:style-name="ro1">
          <table:table-cell office:value-type="float" office:value="-0.0122484689413823" calcext:value-type="float">
            <text:p>-0.0122484689413823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22484689413823" calcext:value-type="float">
            <text:p>-0.0122484689413823</text:p>
          </table:table-cell>
        </table:table-row>
        <table:table-row table:style-name="ro1">
          <table:table-cell office:value-type="float" office:value="-0.0122484689413823" calcext:value-type="float">
            <text:p>-0.0122484689413823</text:p>
          </table:table-cell>
        </table:table-row>
        <table:table-row table:style-name="ro1">
          <table:table-cell office:value-type="float" office:value="-0.0122484689413823" calcext:value-type="float">
            <text:p>-0.0122484689413823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0962379702537183" calcext:value-type="float">
            <text:p>-0.00962379702537183</text:p>
          </table:table-cell>
        </table:table-row>
        <table:table-row table:style-name="ro1">
          <table:table-cell office:value-type="float" office:value="-0.00962379702537183" calcext:value-type="float">
            <text:p>-0.00962379702537183</text:p>
          </table:table-cell>
        </table:table-row>
        <table:table-row table:style-name="ro1">
          <table:table-cell office:value-type="float" office:value="-0.00962379702537183" calcext:value-type="float">
            <text:p>-0.00962379702537183</text:p>
          </table:table-cell>
        </table:table-row>
        <table:table-row table:style-name="ro1">
          <table:table-cell office:value-type="float" office:value="-0.00962379702537183" calcext:value-type="float">
            <text:p>-0.00962379702537183</text:p>
          </table:table-cell>
        </table:table-row>
        <table:table-row table:style-name="ro1">
          <table:table-cell office:value-type="float" office:value="-0.00874890638670166" calcext:value-type="float">
            <text:p>-0.00874890638670166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699912510936133" calcext:value-type="float">
            <text:p>-0.00699912510936133</text:p>
          </table:table-cell>
        </table:table-row>
        <table:table-row table:style-name="ro1">
          <table:table-cell office:value-type="float" office:value="-0.00699912510936133" calcext:value-type="float">
            <text:p>-0.00699912510936133</text:p>
          </table:table-cell>
        </table:table-row>
        <table:table-row table:style-name="ro1">
          <table:table-cell office:value-type="float" office:value="-0.00699912510936133" calcext:value-type="float">
            <text:p>-0.00699912510936133</text:p>
          </table:table-cell>
        </table:table-row>
        <table:table-row table:style-name="ro1">
          <table:table-cell office:value-type="float" office:value="-0.00612423447069116" calcext:value-type="float">
            <text:p>-0.00612423447069116</text:p>
          </table:table-cell>
        </table:table-row>
        <table:table-row table:style-name="ro1">
          <table:table-cell office:value-type="float" office:value="-0.00612423447069116" calcext:value-type="float">
            <text:p>-0.00612423447069116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174978127734033" calcext:value-type="float">
            <text:p>-0.00174978127734033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48731408573928" calcext:value-type="float">
            <text:p>0.0148731408573928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92475940507437" calcext:value-type="float">
            <text:p>0.0192475940507437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6246719160105" calcext:value-type="float">
            <text:p>0.026246719160105</text:p>
          </table:table-cell>
        </table:table-row>
        <table:table-row table:style-name="ro1">
          <table:table-cell office:value-type="float" office:value="0.0306211723534558" calcext:value-type="float">
            <text:p>0.0306211723534558</text:p>
          </table:table-cell>
        </table:table-row>
        <table:table-row table:style-name="ro1">
          <table:table-cell office:value-type="float" office:value="0.0349956255468067" calcext:value-type="float">
            <text:p>0.0349956255468067</text:p>
          </table:table-cell>
        </table:table-row>
        <table:table-row table:style-name="ro1">
          <table:table-cell office:value-type="float" office:value="0.0393700787401575" calcext:value-type="float">
            <text:p>0.0393700787401575</text:p>
          </table:table-cell>
        </table:table-row>
        <table:table-row table:style-name="ro1">
          <table:table-cell office:value-type="float" office:value="0.0454943132108486" calcext:value-type="float">
            <text:p>0.0454943132108486</text:p>
          </table:table-cell>
        </table:table-row>
        <table:table-row table:style-name="ro1">
          <table:table-cell office:value-type="float" office:value="0.0516185476815398" calcext:value-type="float">
            <text:p>0.0516185476815398</text:p>
          </table:table-cell>
        </table:table-row>
        <table:table-row table:style-name="ro1">
          <table:table-cell office:value-type="float" office:value="0.057742782152231" calcext:value-type="float">
            <text:p>0.057742782152231</text:p>
          </table:table-cell>
        </table:table-row>
        <table:table-row table:style-name="ro1">
          <table:table-cell office:value-type="float" office:value="0.0656167979002625" calcext:value-type="float">
            <text:p>0.0656167979002625</text:p>
          </table:table-cell>
        </table:table-row>
        <table:table-row table:style-name="ro1">
          <table:table-cell office:value-type="float" office:value="0.073490813648294" calcext:value-type="float">
            <text:p>0.073490813648294</text:p>
          </table:table-cell>
        </table:table-row>
        <table:table-row table:style-name="ro1">
          <table:table-cell office:value-type="float" office:value="0.0831146106736658" calcext:value-type="float">
            <text:p>0.0831146106736658</text:p>
          </table:table-cell>
        </table:table-row>
        <table:table-row table:style-name="ro1">
          <table:table-cell office:value-type="float" office:value="0.0927384076990376" calcext:value-type="float">
            <text:p>0.0927384076990376</text:p>
          </table:table-cell>
        </table:table-row>
        <table:table-row table:style-name="ro1">
          <table:table-cell office:value-type="float" office:value="0.10411198600175" calcext:value-type="float">
            <text:p>0.10411198600175</text:p>
          </table:table-cell>
        </table:table-row>
        <table:table-row table:style-name="ro1">
          <table:table-cell office:value-type="float" office:value="0.117235345581802" calcext:value-type="float">
            <text:p>0.117235345581802</text:p>
          </table:table-cell>
        </table:table-row>
        <table:table-row table:style-name="ro1">
          <table:table-cell office:value-type="float" office:value="0.132108486439195" calcext:value-type="float">
            <text:p>0.132108486439195</text:p>
          </table:table-cell>
        </table:table-row>
        <table:table-row table:style-name="ro1">
          <table:table-cell office:value-type="float" office:value="0.148731408573928" calcext:value-type="float">
            <text:p>0.148731408573928</text:p>
          </table:table-cell>
        </table:table-row>
        <table:table-row table:style-name="ro1">
          <table:table-cell office:value-type="float" office:value="0.166229221347332" calcext:value-type="float">
            <text:p>0.166229221347332</text:p>
          </table:table-cell>
        </table:table-row>
        <table:table-row table:style-name="ro1">
          <table:table-cell office:value-type="float" office:value="0.185476815398075" calcext:value-type="float">
            <text:p>0.185476815398075</text:p>
          </table:table-cell>
        </table:table-row>
        <table:table-row table:style-name="ro1">
          <table:table-cell office:value-type="float" office:value="0.205599300087489" calcext:value-type="float">
            <text:p>0.205599300087489</text:p>
          </table:table-cell>
        </table:table-row>
        <table:table-row table:style-name="ro1">
          <table:table-cell office:value-type="float" office:value="0.227471566054243" calcext:value-type="float">
            <text:p>0.227471566054243</text:p>
          </table:table-cell>
        </table:table-row>
        <table:table-row table:style-name="ro1">
          <table:table-cell office:value-type="float" office:value="0.251968503937008" calcext:value-type="float">
            <text:p>0.251968503937008</text:p>
          </table:table-cell>
        </table:table-row>
        <table:table-row table:style-name="ro1">
          <table:table-cell office:value-type="float" office:value="0.279090113735783" calcext:value-type="float">
            <text:p>0.279090113735783</text:p>
          </table:table-cell>
        </table:table-row>
        <table:table-row table:style-name="ro1">
          <table:table-cell office:value-type="float" office:value="0.307961504811899" calcext:value-type="float">
            <text:p>0.307961504811899</text:p>
          </table:table-cell>
        </table:table-row>
        <table:table-row table:style-name="ro1">
          <table:table-cell office:value-type="float" office:value="0.340332458442695" calcext:value-type="float">
            <text:p>0.340332458442695</text:p>
          </table:table-cell>
        </table:table-row>
        <table:table-row table:style-name="ro1">
          <table:table-cell office:value-type="float" office:value="0.375328083989501" calcext:value-type="float">
            <text:p>0.375328083989501</text:p>
          </table:table-cell>
        </table:table-row>
        <table:table-row table:style-name="ro1">
          <table:table-cell office:value-type="float" office:value="0.412948381452318" calcext:value-type="float">
            <text:p>0.412948381452318</text:p>
          </table:table-cell>
        </table:table-row>
        <table:table-row table:style-name="ro1">
          <table:table-cell office:value-type="float" office:value="0.453193350831146" calcext:value-type="float">
            <text:p>0.453193350831146</text:p>
          </table:table-cell>
        </table:table-row>
        <table:table-row table:style-name="ro1">
          <table:table-cell office:value-type="float" office:value="0.494313210848644" calcext:value-type="float">
            <text:p>0.494313210848644</text:p>
          </table:table-cell>
        </table:table-row>
        <table:table-row table:style-name="ro1">
          <table:table-cell office:value-type="float" office:value="0.536307961504812" calcext:value-type="float">
            <text:p>0.536307961504812</text:p>
          </table:table-cell>
        </table:table-row>
        <table:table-row table:style-name="ro1">
          <table:table-cell office:value-type="float" office:value="0.57742782152231" calcext:value-type="float">
            <text:p>0.57742782152231</text:p>
          </table:table-cell>
        </table:table-row>
        <table:table-row table:style-name="ro1">
          <table:table-cell office:value-type="float" office:value="0.618547681539807" calcext:value-type="float">
            <text:p>0.618547681539807</text:p>
          </table:table-cell>
        </table:table-row>
        <table:table-row table:style-name="ro1">
          <table:table-cell office:value-type="float" office:value="0.658792650918635" calcext:value-type="float">
            <text:p>0.658792650918635</text:p>
          </table:table-cell>
        </table:table-row>
        <table:table-row table:style-name="ro1">
          <table:table-cell office:value-type="float" office:value="0.699037620297463" calcext:value-type="float">
            <text:p>0.699037620297463</text:p>
          </table:table-cell>
        </table:table-row>
        <table:table-row table:style-name="ro1">
          <table:table-cell office:value-type="float" office:value="0.73753280839895" calcext:value-type="float">
            <text:p>0.73753280839895</text:p>
          </table:table-cell>
        </table:table-row>
        <table:table-row table:style-name="ro1">
          <table:table-cell office:value-type="float" office:value="0.775153105861767" calcext:value-type="float">
            <text:p>0.775153105861767</text:p>
          </table:table-cell>
        </table:table-row>
        <table:table-row table:style-name="ro1">
          <table:table-cell office:value-type="float" office:value="0.811023622047244" calcext:value-type="float">
            <text:p>0.811023622047244</text:p>
          </table:table-cell>
        </table:table-row>
        <table:table-row table:style-name="ro1">
          <table:table-cell office:value-type="float" office:value="0.84426946631671" calcext:value-type="float">
            <text:p>0.84426946631671</text:p>
          </table:table-cell>
        </table:table-row>
        <table:table-row table:style-name="ro1">
          <table:table-cell office:value-type="float" office:value="0.874015748031496" calcext:value-type="float">
            <text:p>0.874015748031496</text:p>
          </table:table-cell>
        </table:table-row>
        <table:table-row table:style-name="ro1">
          <table:table-cell office:value-type="float" office:value="0.899387576552931" calcext:value-type="float">
            <text:p>0.899387576552931</text:p>
          </table:table-cell>
        </table:table-row>
        <table:table-row table:style-name="ro1">
          <table:table-cell office:value-type="float" office:value="0.920384951881015" calcext:value-type="float">
            <text:p>0.920384951881015</text:p>
          </table:table-cell>
        </table:table-row>
        <table:table-row table:style-name="ro1">
          <table:table-cell office:value-type="float" office:value="0.937007874015748" calcext:value-type="float">
            <text:p>0.937007874015748</text:p>
          </table:table-cell>
        </table:table-row>
        <table:table-row table:style-name="ro1">
          <table:table-cell office:value-type="float" office:value="0.94925634295713" calcext:value-type="float">
            <text:p>0.94925634295713</text:p>
          </table:table-cell>
        </table:table-row>
        <table:table-row table:style-name="ro1">
          <table:table-cell office:value-type="float" office:value="0.957130358705162" calcext:value-type="float">
            <text:p>0.957130358705162</text:p>
          </table:table-cell>
        </table:table-row>
        <table:table-row table:style-name="ro1">
          <table:table-cell office:value-type="float" office:value="0.962379702537183" calcext:value-type="float">
            <text:p>0.962379702537183</text:p>
          </table:table-cell>
        </table:table-row>
        <table:table-row table:style-name="ro1">
          <table:table-cell office:value-type="float" office:value="0.965004374453193" calcext:value-type="float">
            <text:p>0.965004374453193</text:p>
          </table:table-cell>
        </table:table-row>
        <table:table-row table:style-name="ro1">
          <table:table-cell office:value-type="float" office:value="0.964129483814523" calcext:value-type="float">
            <text:p>0.964129483814523</text:p>
          </table:table-cell>
        </table:table-row>
        <table:table-row table:style-name="ro1">
          <table:table-cell office:value-type="float" office:value="0.961504811898513" calcext:value-type="float">
            <text:p>0.961504811898513</text:p>
          </table:table-cell>
        </table:table-row>
        <table:table-row table:style-name="ro1">
          <table:table-cell office:value-type="float" office:value="0.956255468066492" calcext:value-type="float">
            <text:p>0.956255468066492</text:p>
          </table:table-cell>
        </table:table-row>
        <table:table-row table:style-name="ro1">
          <table:table-cell office:value-type="float" office:value="0.94925634295713" calcext:value-type="float">
            <text:p>0.94925634295713</text:p>
          </table:table-cell>
        </table:table-row>
        <table:table-row table:style-name="ro1">
          <table:table-cell office:value-type="float" office:value="0.940507436570429" calcext:value-type="float">
            <text:p>0.940507436570429</text:p>
          </table:table-cell>
        </table:table-row>
        <table:table-row table:style-name="ro1">
          <table:table-cell office:value-type="float" office:value="0.930883639545057" calcext:value-type="float">
            <text:p>0.930883639545057</text:p>
          </table:table-cell>
        </table:table-row>
        <table:table-row table:style-name="ro1">
          <table:table-cell office:value-type="float" office:value="0.920384951881015" calcext:value-type="float">
            <text:p>0.920384951881015</text:p>
          </table:table-cell>
        </table:table-row>
        <table:table-row table:style-name="ro1">
          <table:table-cell office:value-type="float" office:value="0.909011373578303" calcext:value-type="float">
            <text:p>0.909011373578303</text:p>
          </table:table-cell>
        </table:table-row>
        <table:table-row table:style-name="ro1">
          <table:table-cell office:value-type="float" office:value="0.89676290463692" calcext:value-type="float">
            <text:p>0.89676290463692</text:p>
          </table:table-cell>
        </table:table-row>
        <table:table-row table:style-name="ro1">
          <table:table-cell office:value-type="float" office:value="0.884514435695538" calcext:value-type="float">
            <text:p>0.884514435695538</text:p>
          </table:table-cell>
        </table:table-row>
        <table:table-row table:style-name="ro1">
          <table:table-cell office:value-type="float" office:value="0.870516185476815" calcext:value-type="float">
            <text:p>0.870516185476815</text:p>
          </table:table-cell>
        </table:table-row>
        <table:table-row table:style-name="ro1">
          <table:table-cell office:value-type="float" office:value="0.856517935258093" calcext:value-type="float">
            <text:p>0.856517935258093</text:p>
          </table:table-cell>
        </table:table-row>
        <table:table-row table:style-name="ro1">
          <table:table-cell office:value-type="float" office:value="0.8416447944007" calcext:value-type="float">
            <text:p>0.8416447944007</text:p>
          </table:table-cell>
        </table:table-row>
        <table:table-row table:style-name="ro1">
          <table:table-cell office:value-type="float" office:value="0.825896762904637" calcext:value-type="float">
            <text:p>0.825896762904637</text:p>
          </table:table-cell>
        </table:table-row>
        <table:table-row table:style-name="ro1">
          <table:table-cell office:value-type="float" office:value="0.810148731408574" calcext:value-type="float">
            <text:p>0.810148731408574</text:p>
          </table:table-cell>
        </table:table-row>
        <table:table-row table:style-name="ro1">
          <table:table-cell office:value-type="float" office:value="0.794400699912511" calcext:value-type="float">
            <text:p>0.794400699912511</text:p>
          </table:table-cell>
        </table:table-row>
        <table:table-row table:style-name="ro1">
          <table:table-cell office:value-type="float" office:value="0.777777777777778" calcext:value-type="float">
            <text:p>0.777777777777778</text:p>
          </table:table-cell>
        </table:table-row>
        <table:table-row table:style-name="ro1">
          <table:table-cell office:value-type="float" office:value="0.760279965004374" calcext:value-type="float">
            <text:p>0.760279965004374</text:p>
          </table:table-cell>
        </table:table-row>
        <table:table-row table:style-name="ro1">
          <table:table-cell office:value-type="float" office:value="0.743657042869641" calcext:value-type="float">
            <text:p>0.743657042869641</text:p>
          </table:table-cell>
        </table:table-row>
        <table:table-row table:style-name="ro1">
          <table:table-cell office:value-type="float" office:value="0.727034120734908" calcext:value-type="float">
            <text:p>0.727034120734908</text:p>
          </table:table-cell>
        </table:table-row>
        <table:table-row table:style-name="ro1">
          <table:table-cell office:value-type="float" office:value="0.711286089238845" calcext:value-type="float">
            <text:p>0.711286089238845</text:p>
          </table:table-cell>
        </table:table-row>
        <table:table-row table:style-name="ro1">
          <table:table-cell office:value-type="float" office:value="0.696412948381452" calcext:value-type="float">
            <text:p>0.696412948381452</text:p>
          </table:table-cell>
        </table:table-row>
        <table:table-row table:style-name="ro1">
          <table:table-cell office:value-type="float" office:value="0.68153980752406" calcext:value-type="float">
            <text:p>0.68153980752406</text:p>
          </table:table-cell>
        </table:table-row>
        <table:table-row table:style-name="ro1">
          <table:table-cell office:value-type="float" office:value="0.667541557305337" calcext:value-type="float">
            <text:p>0.667541557305337</text:p>
          </table:table-cell>
        </table:table-row>
        <table:table-row table:style-name="ro1">
          <table:table-cell office:value-type="float" office:value="0.653543307086614" calcext:value-type="float">
            <text:p>0.653543307086614</text:p>
          </table:table-cell>
        </table:table-row>
        <table:table-row table:style-name="ro1">
          <table:table-cell office:value-type="float" office:value="0.640419947506562" calcext:value-type="float">
            <text:p>0.640419947506562</text:p>
          </table:table-cell>
        </table:table-row>
        <table:table-row table:style-name="ro1">
          <table:table-cell office:value-type="float" office:value="0.628171478565179" calcext:value-type="float">
            <text:p>0.628171478565179</text:p>
          </table:table-cell>
        </table:table-row>
        <table:table-row table:style-name="ro1">
          <table:table-cell office:value-type="float" office:value="0.616797900262467" calcext:value-type="float">
            <text:p>0.616797900262467</text:p>
          </table:table-cell>
        </table:table-row>
        <table:table-row table:style-name="ro1">
          <table:table-cell office:value-type="float" office:value="0.606299212598425" calcext:value-type="float">
            <text:p>0.606299212598425</text:p>
          </table:table-cell>
        </table:table-row>
        <table:table-row table:style-name="ro1">
          <table:table-cell office:value-type="float" office:value="0.596675415573053" calcext:value-type="float">
            <text:p>0.596675415573053</text:p>
          </table:table-cell>
        </table:table-row>
        <table:table-row table:style-name="ro1">
          <table:table-cell office:value-type="float" office:value="0.587926509186352" calcext:value-type="float">
            <text:p>0.587926509186352</text:p>
          </table:table-cell>
        </table:table-row>
        <table:table-row table:style-name="ro1">
          <table:table-cell office:value-type="float" office:value="0.58005249343832" calcext:value-type="float">
            <text:p>0.58005249343832</text:p>
          </table:table-cell>
        </table:table-row>
        <table:table-row table:style-name="ro1">
          <table:table-cell office:value-type="float" office:value="0.572178477690289" calcext:value-type="float">
            <text:p>0.572178477690289</text:p>
          </table:table-cell>
        </table:table-row>
        <table:table-row table:style-name="ro1">
          <table:table-cell office:value-type="float" office:value="0.566054243219598" calcext:value-type="float">
            <text:p>0.566054243219598</text:p>
          </table:table-cell>
        </table:table-row>
        <table:table-row table:style-name="ro1">
          <table:table-cell office:value-type="float" office:value="0.561679790026247" calcext:value-type="float">
            <text:p>0.561679790026247</text:p>
          </table:table-cell>
        </table:table-row>
        <table:table-row table:style-name="ro1">
          <table:table-cell office:value-type="float" office:value="0.557305336832896" calcext:value-type="float">
            <text:p>0.557305336832896</text:p>
          </table:table-cell>
        </table:table-row>
        <table:table-row table:style-name="ro1">
          <table:table-cell office:value-type="float" office:value="0.553805774278215" calcext:value-type="float">
            <text:p>0.553805774278215</text:p>
          </table:table-cell>
        </table:table-row>
        <table:table-row table:style-name="ro1">
          <table:table-cell office:value-type="float" office:value="0.552055993000875" calcext:value-type="float">
            <text:p>0.552055993000875</text:p>
          </table:table-cell>
        </table:table-row>
        <table:table-row table:style-name="ro1">
          <table:table-cell office:value-type="float" office:value="0.550306211723535" calcext:value-type="float">
            <text:p>0.550306211723535</text:p>
          </table:table-cell>
        </table:table-row>
        <table:table-row table:style-name="ro1">
          <table:table-cell office:value-type="float" office:value="0.548556430446194" calcext:value-type="float">
            <text:p>0.548556430446194</text:p>
          </table:table-cell>
        </table:table-row>
        <table:table-row table:style-name="ro1">
          <table:table-cell office:value-type="float" office:value="0.547681539807524" calcext:value-type="float">
            <text:p>0.547681539807524</text:p>
          </table:table-cell>
        </table:table-row>
        <table:table-row table:style-name="ro1">
          <table:table-cell office:value-type="float" office:value="0.547681539807524" calcext:value-type="float">
            <text:p>0.547681539807524</text:p>
          </table:table-cell>
        </table:table-row>
        <table:table-row table:style-name="ro1">
          <table:table-cell office:value-type="float" office:value="0.547681539807524" calcext:value-type="float">
            <text:p>0.547681539807524</text:p>
          </table:table-cell>
        </table:table-row>
        <table:table-row table:style-name="ro1">
          <table:table-cell office:value-type="float" office:value="0.547681539807524" calcext:value-type="float">
            <text:p>0.547681539807524</text:p>
          </table:table-cell>
        </table:table-row>
        <table:table-row table:style-name="ro1">
          <table:table-cell office:value-type="float" office:value="0.547681539807524" calcext:value-type="float">
            <text:p>0.547681539807524</text:p>
          </table:table-cell>
        </table:table-row>
        <table:table-row table:style-name="ro1">
          <table:table-cell office:value-type="float" office:value="0.547681539807524" calcext:value-type="float">
            <text:p>0.547681539807524</text:p>
          </table:table-cell>
        </table:table-row>
        <table:table-row table:style-name="ro1">
          <table:table-cell office:value-type="float" office:value="0.547681539807524" calcext:value-type="float">
            <text:p>0.547681539807524</text:p>
          </table:table-cell>
        </table:table-row>
        <table:table-row table:style-name="ro1">
          <table:table-cell office:value-type="float" office:value="0.547681539807524" calcext:value-type="float">
            <text:p>0.547681539807524</text:p>
          </table:table-cell>
        </table:table-row>
        <table:table-row table:style-name="ro1">
          <table:table-cell office:value-type="float" office:value="0.546806649168854" calcext:value-type="float">
            <text:p>0.546806649168854</text:p>
          </table:table-cell>
        </table:table-row>
        <table:table-row table:style-name="ro1">
          <table:table-cell office:value-type="float" office:value="0.545056867891514" calcext:value-type="float">
            <text:p>0.545056867891514</text:p>
          </table:table-cell>
        </table:table-row>
        <table:table-row table:style-name="ro1">
          <table:table-cell office:value-type="float" office:value="0.543307086614173" calcext:value-type="float">
            <text:p>0.543307086614173</text:p>
          </table:table-cell>
        </table:table-row>
        <table:table-row table:style-name="ro1">
          <table:table-cell office:value-type="float" office:value="0.540682414698163" calcext:value-type="float">
            <text:p>0.540682414698163</text:p>
          </table:table-cell>
        </table:table-row>
        <table:table-row table:style-name="ro1">
          <table:table-cell office:value-type="float" office:value="0.536307961504812" calcext:value-type="float">
            <text:p>0.536307961504812</text:p>
          </table:table-cell>
        </table:table-row>
        <table:table-row table:style-name="ro1">
          <table:table-cell office:value-type="float" office:value="0.531933508311461" calcext:value-type="float">
            <text:p>0.531933508311461</text:p>
          </table:table-cell>
        </table:table-row>
        <table:table-row table:style-name="ro1">
          <table:table-cell office:value-type="float" office:value="0.52668416447944" calcext:value-type="float">
            <text:p>0.52668416447944</text:p>
          </table:table-cell>
        </table:table-row>
        <table:table-row table:style-name="ro1">
          <table:table-cell office:value-type="float" office:value="0.519685039370079" calcext:value-type="float">
            <text:p>0.519685039370079</text:p>
          </table:table-cell>
        </table:table-row>
        <table:table-row table:style-name="ro1">
          <table:table-cell office:value-type="float" office:value="0.512685914260717" calcext:value-type="float">
            <text:p>0.512685914260717</text:p>
          </table:table-cell>
        </table:table-row>
        <table:table-row table:style-name="ro1">
          <table:table-cell office:value-type="float" office:value="0.504811898512686" calcext:value-type="float">
            <text:p>0.504811898512686</text:p>
          </table:table-cell>
        </table:table-row>
        <table:table-row table:style-name="ro1">
          <table:table-cell office:value-type="float" office:value="0.496062992125984" calcext:value-type="float">
            <text:p>0.496062992125984</text:p>
          </table:table-cell>
        </table:table-row>
        <table:table-row table:style-name="ro1">
          <table:table-cell office:value-type="float" office:value="0.486439195100613" calcext:value-type="float">
            <text:p>0.486439195100613</text:p>
          </table:table-cell>
        </table:table-row>
        <table:table-row table:style-name="ro1">
          <table:table-cell office:value-type="float" office:value="0.475940507436571" calcext:value-type="float">
            <text:p>0.475940507436571</text:p>
          </table:table-cell>
        </table:table-row>
        <table:table-row table:style-name="ro1">
          <table:table-cell office:value-type="float" office:value="0.464566929133858" calcext:value-type="float">
            <text:p>0.464566929133858</text:p>
          </table:table-cell>
        </table:table-row>
        <table:table-row table:style-name="ro1">
          <table:table-cell office:value-type="float" office:value="0.452318460192476" calcext:value-type="float">
            <text:p>0.452318460192476</text:p>
          </table:table-cell>
        </table:table-row>
        <table:table-row table:style-name="ro1">
          <table:table-cell office:value-type="float" office:value="0.440069991251094" calcext:value-type="float">
            <text:p>0.440069991251094</text:p>
          </table:table-cell>
        </table:table-row>
        <table:table-row table:style-name="ro1">
          <table:table-cell office:value-type="float" office:value="0.427821522309711" calcext:value-type="float">
            <text:p>0.427821522309711</text:p>
          </table:table-cell>
        </table:table-row>
        <table:table-row table:style-name="ro1">
          <table:table-cell office:value-type="float" office:value="0.414698162729659" calcext:value-type="float">
            <text:p>0.414698162729659</text:p>
          </table:table-cell>
        </table:table-row>
        <table:table-row table:style-name="ro1">
          <table:table-cell office:value-type="float" office:value="0.402449693788277" calcext:value-type="float">
            <text:p>0.402449693788277</text:p>
          </table:table-cell>
        </table:table-row>
        <table:table-row table:style-name="ro1">
          <table:table-cell office:value-type="float" office:value="0.390201224846894" calcext:value-type="float">
            <text:p>0.390201224846894</text:p>
          </table:table-cell>
        </table:table-row>
        <table:table-row table:style-name="ro1">
          <table:table-cell office:value-type="float" office:value="0.377952755905512" calcext:value-type="float">
            <text:p>0.377952755905512</text:p>
          </table:table-cell>
        </table:table-row>
        <table:table-row table:style-name="ro1">
          <table:table-cell office:value-type="float" office:value="0.36570428696413" calcext:value-type="float">
            <text:p>0.36570428696413</text:p>
          </table:table-cell>
        </table:table-row>
        <table:table-row table:style-name="ro1">
          <table:table-cell office:value-type="float" office:value="0.354330708661417" calcext:value-type="float">
            <text:p>0.354330708661417</text:p>
          </table:table-cell>
        </table:table-row>
        <table:table-row table:style-name="ro1">
          <table:table-cell office:value-type="float" office:value="0.342082239720035" calcext:value-type="float">
            <text:p>0.342082239720035</text:p>
          </table:table-cell>
        </table:table-row>
        <table:table-row table:style-name="ro1">
          <table:table-cell office:value-type="float" office:value="0.330708661417323" calcext:value-type="float">
            <text:p>0.330708661417323</text:p>
          </table:table-cell>
        </table:table-row>
        <table:table-row table:style-name="ro1">
          <table:table-cell office:value-type="float" office:value="0.319335083114611" calcext:value-type="float">
            <text:p>0.319335083114611</text:p>
          </table:table-cell>
        </table:table-row>
        <table:table-row table:style-name="ro1">
          <table:table-cell office:value-type="float" office:value="0.307961504811899" calcext:value-type="float">
            <text:p>0.307961504811899</text:p>
          </table:table-cell>
        </table:table-row>
        <table:table-row table:style-name="ro1">
          <table:table-cell office:value-type="float" office:value="0.297462817147857" calcext:value-type="float">
            <text:p>0.297462817147857</text:p>
          </table:table-cell>
        </table:table-row>
        <table:table-row table:style-name="ro1">
          <table:table-cell office:value-type="float" office:value="0.286089238845144" calcext:value-type="float">
            <text:p>0.286089238845144</text:p>
          </table:table-cell>
        </table:table-row>
        <table:table-row table:style-name="ro1">
          <table:table-cell office:value-type="float" office:value="0.275590551181102" calcext:value-type="float">
            <text:p>0.275590551181102</text:p>
          </table:table-cell>
        </table:table-row>
        <table:table-row table:style-name="ro1">
          <table:table-cell office:value-type="float" office:value="0.265966754155731" calcext:value-type="float">
            <text:p>0.265966754155731</text:p>
          </table:table-cell>
        </table:table-row>
        <table:table-row table:style-name="ro1">
          <table:table-cell office:value-type="float" office:value="0.256342957130359" calcext:value-type="float">
            <text:p>0.256342957130359</text:p>
          </table:table-cell>
        </table:table-row>
        <table:table-row table:style-name="ro1">
          <table:table-cell office:value-type="float" office:value="0.247594050743657" calcext:value-type="float">
            <text:p>0.247594050743657</text:p>
          </table:table-cell>
        </table:table-row>
        <table:table-row table:style-name="ro1">
          <table:table-cell office:value-type="float" office:value="0.238845144356955" calcext:value-type="float">
            <text:p>0.238845144356955</text:p>
          </table:table-cell>
        </table:table-row>
        <table:table-row table:style-name="ro1">
          <table:table-cell office:value-type="float" office:value="0.230096237970254" calcext:value-type="float">
            <text:p>0.230096237970254</text:p>
          </table:table-cell>
        </table:table-row>
        <table:table-row table:style-name="ro1">
          <table:table-cell office:value-type="float" office:value="0.223097112860892" calcext:value-type="float">
            <text:p>0.223097112860892</text:p>
          </table:table-cell>
        </table:table-row>
        <table:table-row table:style-name="ro1">
          <table:table-cell office:value-type="float" office:value="0.215223097112861" calcext:value-type="float">
            <text:p>0.215223097112861</text:p>
          </table:table-cell>
        </table:table-row>
        <table:table-row table:style-name="ro1">
          <table:table-cell office:value-type="float" office:value="0.2082239720035" calcext:value-type="float">
            <text:p>0.2082239720035</text:p>
          </table:table-cell>
        </table:table-row>
        <table:table-row table:style-name="ro1">
          <table:table-cell office:value-type="float" office:value="0.201224846894138" calcext:value-type="float">
            <text:p>0.201224846894138</text:p>
          </table:table-cell>
        </table:table-row>
        <table:table-row table:style-name="ro1">
          <table:table-cell office:value-type="float" office:value="0.194225721784777" calcext:value-type="float">
            <text:p>0.194225721784777</text:p>
          </table:table-cell>
        </table:table-row>
        <table:table-row table:style-name="ro1">
          <table:table-cell office:value-type="float" office:value="0.187226596675416" calcext:value-type="float">
            <text:p>0.187226596675416</text:p>
          </table:table-cell>
        </table:table-row>
        <table:table-row table:style-name="ro1">
          <table:table-cell office:value-type="float" office:value="0.181102362204724" calcext:value-type="float">
            <text:p>0.181102362204724</text:p>
          </table:table-cell>
        </table:table-row>
        <table:table-row table:style-name="ro1">
          <table:table-cell office:value-type="float" office:value="0.174978127734033" calcext:value-type="float">
            <text:p>0.174978127734033</text:p>
          </table:table-cell>
        </table:table-row>
        <table:table-row table:style-name="ro1">
          <table:table-cell office:value-type="float" office:value="0.169728783902012" calcext:value-type="float">
            <text:p>0.169728783902012</text:p>
          </table:table-cell>
        </table:table-row>
        <table:table-row table:style-name="ro1">
          <table:table-cell office:value-type="float" office:value="0.164479440069991" calcext:value-type="float">
            <text:p>0.164479440069991</text:p>
          </table:table-cell>
        </table:table-row>
        <table:table-row table:style-name="ro1">
          <table:table-cell office:value-type="float" office:value="0.15923009623797" calcext:value-type="float">
            <text:p>0.15923009623797</text:p>
          </table:table-cell>
        </table:table-row>
        <table:table-row table:style-name="ro1">
          <table:table-cell office:value-type="float" office:value="0.154855643044619" calcext:value-type="float">
            <text:p>0.154855643044619</text:p>
          </table:table-cell>
        </table:table-row>
        <table:table-row table:style-name="ro1">
          <table:table-cell office:value-type="float" office:value="0.149606299212598" calcext:value-type="float">
            <text:p>0.149606299212598</text:p>
          </table:table-cell>
        </table:table-row>
        <table:table-row table:style-name="ro1">
          <table:table-cell office:value-type="float" office:value="0.145231846019248" calcext:value-type="float">
            <text:p>0.145231846019248</text:p>
          </table:table-cell>
        </table:table-row>
        <table:table-row table:style-name="ro1">
          <table:table-cell office:value-type="float" office:value="0.140857392825897" calcext:value-type="float">
            <text:p>0.140857392825897</text:p>
          </table:table-cell>
        </table:table-row>
        <table:table-row table:style-name="ro1">
          <table:table-cell office:value-type="float" office:value="0.136482939632546" calcext:value-type="float">
            <text:p>0.136482939632546</text:p>
          </table:table-cell>
        </table:table-row>
        <table:table-row table:style-name="ro1">
          <table:table-cell office:value-type="float" office:value="0.132108486439195" calcext:value-type="float">
            <text:p>0.132108486439195</text:p>
          </table:table-cell>
        </table:table-row>
        <table:table-row table:style-name="ro1">
          <table:table-cell office:value-type="float" office:value="0.127734033245844" calcext:value-type="float">
            <text:p>0.127734033245844</text:p>
          </table:table-cell>
        </table:table-row>
        <table:table-row table:style-name="ro1">
          <table:table-cell office:value-type="float" office:value="0.123359580052493" calcext:value-type="float">
            <text:p>0.123359580052493</text:p>
          </table:table-cell>
        </table:table-row>
        <table:table-row table:style-name="ro1">
          <table:table-cell office:value-type="float" office:value="0.119860017497813" calcext:value-type="float">
            <text:p>0.119860017497813</text:p>
          </table:table-cell>
        </table:table-row>
        <table:table-row table:style-name="ro1">
          <table:table-cell office:value-type="float" office:value="0.116360454943132" calcext:value-type="float">
            <text:p>0.116360454943132</text:p>
          </table:table-cell>
        </table:table-row>
        <table:table-row table:style-name="ro1">
          <table:table-cell office:value-type="float" office:value="0.112860892388451" calcext:value-type="float">
            <text:p>0.112860892388451</text:p>
          </table:table-cell>
        </table:table-row>
        <table:table-row table:style-name="ro1">
          <table:table-cell office:value-type="float" office:value="0.109361329833771" calcext:value-type="float">
            <text:p>0.109361329833771</text:p>
          </table:table-cell>
        </table:table-row>
        <table:table-row table:style-name="ro1">
          <table:table-cell office:value-type="float" office:value="0.10586176727909" calcext:value-type="float">
            <text:p>0.10586176727909</text:p>
          </table:table-cell>
        </table:table-row>
        <table:table-row table:style-name="ro1">
          <table:table-cell office:value-type="float" office:value="0.102362204724409" calcext:value-type="float">
            <text:p>0.102362204724409</text:p>
          </table:table-cell>
        </table:table-row>
        <table:table-row table:style-name="ro1">
          <table:table-cell office:value-type="float" office:value="0.0988626421697288" calcext:value-type="float">
            <text:p>0.0988626421697288</text:p>
          </table:table-cell>
        </table:table-row>
        <table:table-row table:style-name="ro1">
          <table:table-cell office:value-type="float" office:value="0.0953630796150481" calcext:value-type="float">
            <text:p>0.0953630796150481</text:p>
          </table:table-cell>
        </table:table-row>
        <table:table-row table:style-name="ro1">
          <table:table-cell office:value-type="float" office:value="0.0927384076990376" calcext:value-type="float">
            <text:p>0.0927384076990376</text:p>
          </table:table-cell>
        </table:table-row>
        <table:table-row table:style-name="ro1">
          <table:table-cell office:value-type="float" office:value="0.0883639545056868" calcext:value-type="float">
            <text:p>0.0883639545056868</text:p>
          </table:table-cell>
        </table:table-row>
        <table:table-row table:style-name="ro1">
          <table:table-cell office:value-type="float" office:value="0.0848643919510061" calcext:value-type="float">
            <text:p>0.0848643919510061</text:p>
          </table:table-cell>
        </table:table-row>
        <table:table-row table:style-name="ro1">
          <table:table-cell office:value-type="float" office:value="0.0813648293963255" calcext:value-type="float">
            <text:p>0.0813648293963255</text:p>
          </table:table-cell>
        </table:table-row>
        <table:table-row table:style-name="ro1">
          <table:table-cell office:value-type="float" office:value="0.0769903762029746" calcext:value-type="float">
            <text:p>0.0769903762029746</text:p>
          </table:table-cell>
        </table:table-row>
        <table:table-row table:style-name="ro1">
          <table:table-cell office:value-type="float" office:value="0.073490813648294" calcext:value-type="float">
            <text:p>0.073490813648294</text:p>
          </table:table-cell>
        </table:table-row>
        <table:table-row table:style-name="ro1">
          <table:table-cell office:value-type="float" office:value="0.0699912510936133" calcext:value-type="float">
            <text:p>0.0699912510936133</text:p>
          </table:table-cell>
        </table:table-row>
        <table:table-row table:style-name="ro1">
          <table:table-cell office:value-type="float" office:value="0.0673665791776028" calcext:value-type="float">
            <text:p>0.0673665791776028</text:p>
          </table:table-cell>
        </table:table-row>
        <table:table-row table:style-name="ro1">
          <table:table-cell office:value-type="float" office:value="0.0656167979002625" calcext:value-type="float">
            <text:p>0.0656167979002625</text:p>
          </table:table-cell>
        </table:table-row>
        <table:table-row table:style-name="ro1">
          <table:table-cell office:value-type="float" office:value="0.062992125984252" calcext:value-type="float">
            <text:p>0.062992125984252</text:p>
          </table:table-cell>
        </table:table-row>
        <table:table-row table:style-name="ro1">
          <table:table-cell office:value-type="float" office:value="0.0603674540682415" calcext:value-type="float">
            <text:p>0.0603674540682415</text:p>
          </table:table-cell>
        </table:table-row>
        <table:table-row table:style-name="ro1">
          <table:table-cell office:value-type="float" office:value="0.057742782152231" calcext:value-type="float">
            <text:p>0.057742782152231</text:p>
          </table:table-cell>
        </table:table-row>
        <table:table-row table:style-name="ro1">
          <table:table-cell office:value-type="float" office:value="0.0551181102362205" calcext:value-type="float">
            <text:p>0.0551181102362205</text:p>
          </table:table-cell>
        </table:table-row>
        <table:table-row table:style-name="ro1">
          <table:table-cell office:value-type="float" office:value="0.0533683289588801" calcext:value-type="float">
            <text:p>0.0533683289588801</text:p>
          </table:table-cell>
        </table:table-row>
        <table:table-row table:style-name="ro1">
          <table:table-cell office:value-type="float" office:value="0.0507436570428696" calcext:value-type="float">
            <text:p>0.0507436570428696</text:p>
          </table:table-cell>
        </table:table-row>
        <table:table-row table:style-name="ro1">
          <table:table-cell office:value-type="float" office:value="0.0481189851268591" calcext:value-type="float">
            <text:p>0.0481189851268591</text:p>
          </table:table-cell>
        </table:table-row>
        <table:table-row table:style-name="ro1">
          <table:table-cell office:value-type="float" office:value="0.0463692038495188" calcext:value-type="float">
            <text:p>0.0463692038495188</text:p>
          </table:table-cell>
        </table:table-row>
        <table:table-row table:style-name="ro1">
          <table:table-cell office:value-type="float" office:value="0.0454943132108486" calcext:value-type="float">
            <text:p>0.0454943132108486</text:p>
          </table:table-cell>
        </table:table-row>
        <table:table-row table:style-name="ro1">
          <table:table-cell office:value-type="float" office:value="0.0437445319335083" calcext:value-type="float">
            <text:p>0.0437445319335083</text:p>
          </table:table-cell>
        </table:table-row>
        <table:table-row table:style-name="ro1">
          <table:table-cell office:value-type="float" office:value="0.041994750656168" calcext:value-type="float">
            <text:p>0.041994750656168</text:p>
          </table:table-cell>
        </table:table-row>
        <table:table-row table:style-name="ro1">
          <table:table-cell office:value-type="float" office:value="0.0411198600174978" calcext:value-type="float">
            <text:p>0.0411198600174978</text:p>
          </table:table-cell>
        </table:table-row>
        <table:table-row table:style-name="ro1">
          <table:table-cell office:value-type="float" office:value="0.0393700787401575" calcext:value-type="float">
            <text:p>0.0393700787401575</text:p>
          </table:table-cell>
        </table:table-row>
        <table:table-row table:style-name="ro1">
          <table:table-cell office:value-type="float" office:value="0.0384951881014873" calcext:value-type="float">
            <text:p>0.0384951881014873</text:p>
          </table:table-cell>
        </table:table-row>
        <table:table-row table:style-name="ro1">
          <table:table-cell office:value-type="float" office:value="0.0376202974628171" calcext:value-type="float">
            <text:p>0.0376202974628171</text:p>
          </table:table-cell>
        </table:table-row>
        <table:table-row table:style-name="ro1">
          <table:table-cell office:value-type="float" office:value="0.0358705161854768" calcext:value-type="float">
            <text:p>0.0358705161854768</text:p>
          </table:table-cell>
        </table:table-row>
        <table:table-row table:style-name="ro1">
          <table:table-cell office:value-type="float" office:value="0.0349956255468067" calcext:value-type="float">
            <text:p>0.0349956255468067</text:p>
          </table:table-cell>
        </table:table-row>
        <table:table-row table:style-name="ro1">
          <table:table-cell office:value-type="float" office:value="0.0341207349081365" calcext:value-type="float">
            <text:p>0.0341207349081365</text:p>
          </table:table-cell>
        </table:table-row>
        <table:table-row table:style-name="ro1">
          <table:table-cell office:value-type="float" office:value="0.0332458442694663" calcext:value-type="float">
            <text:p>0.0332458442694663</text:p>
          </table:table-cell>
        </table:table-row>
        <table:table-row table:style-name="ro1">
          <table:table-cell office:value-type="float" office:value="0.0323709536307962" calcext:value-type="float">
            <text:p>0.0323709536307962</text:p>
          </table:table-cell>
        </table:table-row>
        <table:table-row table:style-name="ro1">
          <table:table-cell office:value-type="float" office:value="0.031496062992126" calcext:value-type="float">
            <text:p>0.031496062992126</text:p>
          </table:table-cell>
        </table:table-row>
        <table:table-row table:style-name="ro1">
          <table:table-cell office:value-type="float" office:value="0.031496062992126" calcext:value-type="float">
            <text:p>0.031496062992126</text:p>
          </table:table-cell>
        </table:table-row>
        <table:table-row table:style-name="ro1">
          <table:table-cell office:value-type="float" office:value="0.0306211723534558" calcext:value-type="float">
            <text:p>0.0306211723534558</text:p>
          </table:table-cell>
        </table:table-row>
        <table:table-row table:style-name="ro1">
          <table:table-cell office:value-type="float" office:value="0.0306211723534558" calcext:value-type="float">
            <text:p>0.0306211723534558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6246719160105" calcext:value-type="float">
            <text:p>0.026246719160105</text:p>
          </table:table-cell>
        </table:table-row>
        <table:table-row table:style-name="ro1">
          <table:table-cell office:value-type="float" office:value="0.026246719160105" calcext:value-type="float">
            <text:p>0.026246719160105</text:p>
          </table:table-cell>
        </table:table-row>
        <table:table-row table:style-name="ro1">
          <table:table-cell office:value-type="float" office:value="0.026246719160105" calcext:value-type="float">
            <text:p>0.026246719160105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1224846894138" calcext:value-type="float">
            <text:p>0.0201224846894138</text:p>
          </table:table-cell>
        </table:table-row>
        <table:table-row table:style-name="ro1">
          <table:table-cell office:value-type="float" office:value="0.0201224846894138" calcext:value-type="float">
            <text:p>0.0201224846894138</text:p>
          </table:table-cell>
        </table:table-row>
        <table:table-row table:style-name="ro1">
          <table:table-cell office:value-type="float" office:value="0.0192475940507437" calcext:value-type="float">
            <text:p>0.0192475940507437</text:p>
          </table:table-cell>
        </table:table-row>
        <table:table-row table:style-name="ro1">
          <table:table-cell office:value-type="float" office:value="0.0183727034120735" calcext:value-type="float">
            <text:p>0.0183727034120735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48731408573928" calcext:value-type="float">
            <text:p>0.0148731408573928</text:p>
          </table:table-cell>
        </table:table-row>
        <table:table-row table:style-name="ro1">
          <table:table-cell office:value-type="float" office:value="0.0139982502187227" calcext:value-type="float">
            <text:p>0.0139982502187227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-0.00174978127734033" calcext:value-type="float">
            <text:p>-0.00174978127734033</text:p>
          </table:table-cell>
        </table:table-row>
        <table:table-row table:style-name="ro1">
          <table:table-cell office:value-type="float" office:value="-0.00174978127734033" calcext:value-type="float">
            <text:p>-0.00174978127734033</text:p>
          </table:table-cell>
        </table:table-row>
        <table:table-row table:style-name="ro1">
          <table:table-cell office:value-type="float" office:value="-0.00174978127734033" calcext:value-type="float">
            <text:p>-0.00174978127734033</text:p>
          </table:table-cell>
        </table:table-row>
        <table:table-row table:style-name="ro1">
          <table:table-cell office:value-type="float" office:value="-0.00174978127734033" calcext:value-type="float">
            <text:p>-0.00174978127734033</text:p>
          </table:table-cell>
        </table:table-row>
        <table:table-row table:style-name="ro1">
          <table:table-cell office:value-type="float" office:value="-0.00174978127734033" calcext:value-type="float">
            <text:p>-0.00174978127734033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174978127734033" calcext:value-type="float">
            <text:p>-0.00174978127734033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39982502187227" calcext:value-type="float">
            <text:p>0.0139982502187227</text:p>
          </table:table-cell>
        </table:table-row>
        <table:table-row table:style-name="ro1">
          <table:table-cell office:value-type="float" office:value="0.0148731408573928" calcext:value-type="float">
            <text:p>0.0148731408573928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83727034120735" calcext:value-type="float">
            <text:p>0.0183727034120735</text:p>
          </table:table-cell>
        </table:table-row>
        <table:table-row table:style-name="ro1">
          <table:table-cell office:value-type="float" office:value="0.0192475940507437" calcext:value-type="float">
            <text:p>0.0192475940507437</text:p>
          </table:table-cell>
        </table:table-row>
        <table:table-row table:style-name="ro1">
          <table:table-cell office:value-type="float" office:value="0.0192475940507437" calcext:value-type="float">
            <text:p>0.0192475940507437</text:p>
          </table:table-cell>
        </table:table-row>
        <table:table-row table:style-name="ro1">
          <table:table-cell office:value-type="float" office:value="0.0192475940507437" calcext:value-type="float">
            <text:p>0.0192475940507437</text:p>
          </table:table-cell>
        </table:table-row>
        <table:table-row table:style-name="ro1">
          <table:table-cell office:value-type="float" office:value="0.0201224846894138" calcext:value-type="float">
            <text:p>0.0201224846894138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  <table:table-row table:style-name="ro1">
          <table:table-cell office:value-type="float" office:value="0.026246719160105" calcext:value-type="float">
            <text:p>0.026246719160105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306211723534558" calcext:value-type="float">
            <text:p>0.0306211723534558</text:p>
          </table:table-cell>
        </table:table-row>
        <table:table-row table:style-name="ro1">
          <table:table-cell office:value-type="float" office:value="0.0323709536307962" calcext:value-type="float">
            <text:p>0.0323709536307962</text:p>
          </table:table-cell>
        </table:table-row>
        <table:table-row table:style-name="ro1">
          <table:table-cell office:value-type="float" office:value="0.0332458442694663" calcext:value-type="float">
            <text:p>0.03324584426946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7:46:17.627983220</meta:creation-date>
    <dc:date>2025-06-18T17:46:55.367529548</dc:date>
    <meta:editing-duration>PT38S</meta:editing-duration>
    <meta:editing-cycles>1</meta:editing-cycles>
    <meta:document-statistic meta:table-count="1" meta:cell-count="450" meta:object-count="0"/>
    <meta:generator>LibreOffice/24.2.7.2$Linux_X86_64 LibreOffice_project/420$Build-2</meta:generator>
  </office:meta>
</office:document-meta>
</file>